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PT" officeooo:paragraph-rsid="0016e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mes e o pêssego gigante</text:p>
      <text:p text:style-name="Text_20_body"/>
      <text:p text:style-name="Text_20_body"/>
      <text:p text:style-name="P1">Até esse momento, ele tinha uma vida feliz, vivendo pacificamente com sua mãe e pai em uma casa bonita ao lado do mar. Havia sempre muitas outras crianças para ele brincar, e lá era a praia de areia para ele correr sobre, e o oceano para remar. Foi o perfeito vida para um menino peque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09:23:47.312348388</meta:creation-date>
    <meta:editing-duration>PT6M24S</meta:editing-duration>
    <meta:editing-cycles>2</meta:editing-cycles>
    <meta:generator>LibreOffice/6.0.7.3$Linux_X86_64 LibreOffice_project/00m0$Build-3</meta:generator>
    <dc:date>2020-03-29T10:41:00.614442069</dc:date>
    <meta:document-statistic meta:table-count="0" meta:image-count="0" meta:object-count="0" meta:page-count="1" meta:paragraph-count="2" meta:word-count="60" meta:character-count="313" meta:non-whitespace-character-count="255"/>
  </office:meta>
</office:document-meta>
</file>